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cc0c" officeooo:paragraph-rsid="0011cc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a Barbearia Alura</text:p>
      <text:p text:style-name="P1"/>
      <text:p text:style-name="P1">Localizada no coração da cidade a Barbearia Alura traz para o mercado o que há de melhor para o seu cabelo e barba. Fundada em 2019, a Barbearia Alura já é destaque na cidade e conquista novos clientes a cada dia.</text:p>
      <text:p text:style-name="P1"/>
      <text:p text:style-name="P1">Nossa missão é: "Proporcionar auto-estima e qualidade de vida aos clientes".</text:p>
      <text:p text:style-name="P1"/>
      <text:p text:style-name="P1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0:41:37.615804196</meta:creation-date>
    <dc:date>2022-09-22T20:45:26.320006525</dc:date>
    <meta:editing-duration>PT3M49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5.1.6.2$Linux_X86_64 LibreOffice_project/10m0$Build-2</meta:generator>
  </office:meta>
</office:document-meta>
</file>